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2" style:family="graphic" style:parent-style-name="standard">
      <style:graphic-properties svg:stroke-width="0.1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2cm" draw:marker-start-width="0.35cm" draw:marker-end-width="0.35cm" draw:fill="solid" draw:fill-color="#23ff23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fill="solid" draw:fill-color="#ff6633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draw:marker-start="" draw:marker-end="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="" draw:marker-end="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2cm" svg:height="16cm" svg:x="0cm" svg:y="7.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6cm" svg:x="1.5cm" svg:y="8cm">
          <text:p text:style-name="P2">imx_wrapp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3.5cm" svg:x="1.5cm" svg:y="14.5cm">
          <text:p text:style-name="P2">sysc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3cm" svg:x="6.5cm" svg:y="20cm">
          <text:p text:style-name="P2">irq_mng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75cm" svg:height="9.878cm" svg:x="7.5cm" svg:y="8.122cm">
          <text:p text:style-name="P2">interc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.5cm" svg:x="17.038cm" svg:y="10.344cm">
          <text:p text:style-name="P2">l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.5cm" svg:x="17.038cm" svg:y="15.844cm">
          <text:p text:style-name="P2">butt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078cm" svg:y1="6.274cm" svg:x2="25.078cm" svg:y2="6.274cm">
          <text:p text:style-name="P3"/>
        </draw:line>
        <draw:line draw:style-name="gr5" draw:text-style-name="P1" draw:layer="layout" svg:x1="24.078cm" svg:y1="7.774cm" svg:x2="24.078cm" svg:y2="6.274cm">
          <text:p text:style-name="P3"/>
        </draw:line>
        <draw:custom-shape draw:style-name="gr6" draw:text-style-name="P1" draw:layer="layout" svg:width="1cm" svg:height="2cm" svg:x="23.578cm" svg:y="7.774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23.369cm" svg:y="10.815cm">
          <text:p text:style-name="P3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1" draw:layer="layout" svg:x1="24.078cm" svg:y1="9.774cm" svg:x2="24.078cm" svg:y2="10.774cm">
          <text:p text:style-name="P3"/>
        </draw:line>
        <draw:line draw:style-name="gr5" draw:text-style-name="P1" draw:layer="layout" svg:x1="23.16cm" svg:y1="12.286cm" svg:x2="25.16cm" svg:y2="12.286cm">
          <text:p text:style-name="P3"/>
        </draw:line>
        <draw:line draw:style-name="gr5" draw:text-style-name="P1" draw:layer="layout" svg:x1="21.038cm" svg:y1="13.844cm" svg:x2="24.038cm" svg:y2="13.844cm">
          <text:p text:style-name="P3"/>
        </draw:line>
        <draw:line draw:style-name="gr5" draw:text-style-name="P1" draw:layer="layout" svg:x1="24.119cm" svg:y1="12.344cm" svg:x2="24.119cm" svg:y2="13.844cm">
          <text:p text:style-name="P3"/>
        </draw:line>
        <draw:line draw:style-name="gr5" draw:text-style-name="P1" draw:layer="layout" svg:x1="25.538cm" svg:y1="11.344cm" svg:x2="27.538cm" svg:y2="11.344cm">
          <text:p text:style-name="P3"/>
        </draw:line>
        <draw:line draw:style-name="gr5" draw:text-style-name="P1" draw:layer="layout" svg:x1="26.538cm" svg:y1="11.844cm" svg:x2="27.538cm" svg:y2="11.344cm">
          <text:p text:style-name="P3"/>
        </draw:line>
        <draw:line draw:style-name="gr7" draw:text-style-name="P1" draw:layer="layout" svg:x1="26.538cm" svg:y1="11.844cm" svg:x2="28.538cm" svg:y2="11.844cm">
          <text:p text:style-name="P3"/>
        </draw:line>
        <draw:line draw:style-name="gr5" draw:text-style-name="P1" draw:layer="layout" svg:x1="22.538cm" svg:y1="14.844cm" svg:x2="24.538cm" svg:y2="14.844cm">
          <text:p text:style-name="P3"/>
        </draw:line>
        <draw:line draw:style-name="gr5" draw:text-style-name="P1" draw:layer="layout" svg:x1="23.538cm" svg:y1="16.344cm" svg:x2="23.538cm" svg:y2="14.844cm">
          <text:p text:style-name="P3"/>
        </draw:line>
        <draw:custom-shape draw:style-name="gr6" draw:text-style-name="P1" draw:layer="layout" svg:width="1cm" svg:height="2cm" svg:x="23.038cm" svg:y="16.344cm"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538cm" svg:y1="18.344cm" svg:x2="23.538cm" svg:y2="19.344cm">
          <text:p text:style-name="P3"/>
        </draw:line>
        <draw:line draw:style-name="gr5" draw:text-style-name="P1" draw:layer="layout" svg:x1="23.538cm" svg:y1="19.344cm" svg:x2="24.038cm" svg:y2="19.344cm">
          <text:p text:style-name="P3"/>
        </draw:line>
        <draw:line draw:style-name="gr5" draw:text-style-name="P1" draw:layer="layout" svg:x1="23.538cm" svg:y1="20.344cm" svg:x2="24.038cm" svg:y2="20.344cm">
          <text:p text:style-name="P3"/>
        </draw:line>
        <draw:line draw:style-name="gr5" draw:text-style-name="P1" draw:layer="layout" svg:x1="23.538cm" svg:y1="21.844cm" svg:x2="23.538cm" svg:y2="20.344cm">
          <text:p text:style-name="P3"/>
        </draw:line>
        <draw:line draw:style-name="gr5" draw:text-style-name="P1" draw:layer="layout" svg:x1="24.538cm" svg:y1="18.844cm" svg:x2="24.538cm" svg:y2="20.844cm">
          <text:p text:style-name="P3"/>
        </draw:line>
        <draw:line draw:style-name="gr5" draw:text-style-name="P1" draw:layer="layout" svg:x1="24.538cm" svg:y1="19.844cm" svg:x2="25.038cm" svg:y2="19.844cm">
          <text:p text:style-name="P3"/>
        </draw:line>
        <draw:line draw:style-name="gr5" draw:text-style-name="P1" draw:layer="layout" svg:x1="23.538cm" svg:y1="18.844cm" svg:x2="21.038cm" svg:y2="18.844cm">
          <text:p text:style-name="P3"/>
        </draw:line>
        <draw:custom-shape draw:style-name="gr6" draw:text-style-name="P1" draw:layer="layout" svg:width="1cm" svg:height="0.5cm" svg:x="23.038cm" svg:y="21.844cm">
          <text:p text:style-name="P3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8" draw:text-style-name="P1" draw:layer="layout" svg:width="5.5cm" svg:height="1.5cm" svg:x="-4cm" svg:y="9.5cm">
          <text:p text:style-name="P2">data[15..0]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1" draw:layer="layout" svg:x1="-3.5cm" svg:y1="11.5cm" svg:x2="1.5cm" svg:y2="11.5cm">
          <text:p text:style-name="P3"/>
        </draw:line>
        <draw:line draw:style-name="gr7" draw:text-style-name="P1" draw:layer="layout" svg:x1="-3.5cm" svg:y1="13.5cm" svg:x2="1.5cm" svg:y2="13.5cm">
          <text:p text:style-name="P3"/>
        </draw:line>
        <draw:line draw:style-name="gr7" draw:text-style-name="P1" draw:layer="layout" svg:x1="-3.5cm" svg:y1="16cm" svg:x2="1.5cm" svg:y2="16cm">
          <text:p text:style-name="P3"/>
        </draw:line>
        <draw:custom-shape draw:style-name="gr4" draw:text-style-name="P1" draw:layer="layout" svg:width="1.5cm" svg:height="1.5cm" svg:x="6cm" svg:y="8.5cm">
          <text:p text:style-name="P2">Wb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825cm" svg:height="1.5cm" svg:x="14.175cm" svg:y="11cm">
          <text:p text:style-name="P2">Wb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825cm" svg:height="1.5cm" svg:x="14.175cm" svg:y="16.235cm">
          <text:p text:style-name="P2">Wb</text:p>
          <draw:enhanced-geometry svg:viewBox="0 0 21600 21600" draw:text-areas="?f5 ?f1 ?f6 ?f3" draw:type="left-right-arrow" draw:modifiers="4043.31210191083 5684.2105263157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cm" svg:height="1.5cm" svg:x="-3.5cm" svg:y="8cm">
          <text:p text:style-name="P2">addr[12..1]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cm" svg:height="1.878cm" svg:x="9.5cm" svg:y="18.122cm">
          <text:p text:style-name="P2">Wb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1" draw:layer="layout" svg:x1="6cm" svg:y1="15.5cm" svg:x2="7.5cm" svg:y2="15.5cm">
          <text:p text:style-name="P3"/>
        </draw:line>
        <draw:line draw:style-name="gr7" draw:text-style-name="P1" draw:layer="layout" svg:x1="6cm" svg:y1="17cm" svg:x2="7.5cm" svg:y2="17cm">
          <text:p text:style-name="P3"/>
        </draw:line>
        <draw:frame draw:style-name="gr10" draw:layer="layout" svg:width="1.516cm" svg:height="1.138cm" svg:x="-5.842cm" svg:y="15.296cm">
          <draw:text-box>
            <text:p text:style-name="P3">Clk</text:p>
          </draw:text-box>
        </draw:frame>
        <draw:frame draw:style-name="gr10" draw:layer="layout" svg:width="1.516cm" svg:height="1.138cm" svg:x="5.984cm" svg:y="14.27cm">
          <draw:text-box>
            <text:p text:style-name="P3">Clk</text:p>
          </draw:text-box>
        </draw:frame>
        <draw:frame draw:style-name="gr10" draw:layer="layout" svg:width="1.555cm" svg:height="1.138cm" svg:x="6cm" svg:y="16cm">
          <draw:text-box>
            <text:p text:style-name="P3">Rst</text:p>
          </draw:text-box>
        </draw:frame>
        <draw:line draw:style-name="gr7" draw:text-style-name="P1" draw:layer="layout" svg:x1="-3.5cm" svg:y1="12.5cm" svg:x2="1.5cm" svg:y2="12.5cm">
          <svg:title>OEn</svg:title>
          <text:p text:style-name="P3"/>
        </draw:line>
        <draw:frame draw:style-name="gr10" draw:layer="layout" svg:width="2.223cm" svg:height="1.138cm" svg:x="-6cm" svg:y="10.857cm">
          <draw:text-box>
            <text:p text:style-name="P3">OE_n</text:p>
          </draw:text-box>
        </draw:frame>
        <draw:frame draw:style-name="gr10" draw:layer="layout" svg:width="2.503cm" svg:height="1.138cm" svg:x="-6cm" svg:y="11.813cm">
          <draw:text-box>
            <text:p text:style-name="P3">EB3_n</text:p>
          </draw:text-box>
        </draw:frame>
        <draw:frame draw:style-name="gr10" draw:layer="layout" svg:width="2.537cm" svg:height="1.138cm" svg:x="-6.037cm" svg:y="13cm">
          <draw:text-box>
            <text:p text:style-name="P3">CS1_n</text:p>
          </draw:text-box>
        </draw:frame>
        <draw:line draw:style-name="gr7" draw:text-style-name="P1" draw:layer="layout" svg:x1="6.387cm" svg:y1="21.493cm" svg:x2="-3.613cm" svg:y2="21.493cm">
          <text:p text:style-name="P3"/>
        </draw:line>
        <draw:frame draw:style-name="gr10" draw:layer="layout" svg:width="1.626cm" svg:height="1.138cm" svg:x="-5.626cm" svg:y="20.862cm">
          <draw:text-box>
            <text:p text:style-name="P3">TIN</text:p>
          </draw:text-box>
        </draw:frame>
        <draw:frame draw:style-name="gr11" draw:layer="layout" svg:width="1.344cm" svg:height="1.038cm" svg:x="22.194cm" svg:y="12.882cm">
          <draw:text-box>
            <text:p text:style-name="P3">led</text:p>
          </draw:text-box>
        </draw:frame>
        <draw:frame draw:style-name="gr11" draw:layer="layout" svg:width="2.259cm" svg:height="1.038cm" svg:x="24.024cm" svg:y="18.018cm">
          <draw:text-box>
            <text:p text:style-name="P3">button</text:p>
          </draw:text-box>
        </draw:frame>
        <draw:line draw:style-name="gr12" draw:text-style-name="P1" draw:layer="layout" svg:x1="17cm" svg:y1="19.5cm" svg:x2="16cm" svg:y2="19.5cm">
          <text:p text:style-name="P3"/>
        </draw:line>
        <draw:line draw:style-name="gr12" draw:text-style-name="P1" draw:layer="layout" svg:x1="16cm" svg:y1="19.5cm" svg:x2="16cm" svg:y2="21.5cm">
          <text:p text:style-name="P3"/>
        </draw:line>
        <draw:line draw:style-name="gr13" draw:text-style-name="P1" draw:layer="layout" svg:x1="16cm" svg:y1="21.5cm" svg:x2="14.5cm" svg:y2="21.5cm">
          <text:p text:style-name="P3"/>
        </draw:line>
        <draw:frame draw:style-name="gr14" draw:layer="layout" svg:width="1.305cm" svg:height="1.138cm" svg:x="14.695cm" svg:y="20cm">
          <draw:text-box>
            <text:p text:style-name="P3">irq</text:p>
          </draw:text-box>
        </draw:frame>
        <draw:frame draw:style-name="gr14" draw:layer="layout" svg:width="1.305cm" svg:height="1.138cm" svg:x="17.233cm" svg:y="18.782cm">
          <draw:text-box>
            <text:p text:style-name="P3">irq</text:p>
          </draw:text-box>
        </draw:frame>
        <draw:custom-shape draw:style-name="gr15" draw:text-style-name="P4" draw:layer="layout" svg:width="1.5cm" svg:height="0.5cm" draw:transform="rotate (1.57358885359779) translate (5.5cm 10cm)"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5cm" svg:height="0.5cm" draw:transform="rotate (-1.58161736815815) translate (17.544cm 10.845cm)">
          <text:p text:style-name="P2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5cm" svg:height="0.5cm" draw:transform="rotate (-1.58161736815815) translate (17.554cm 16.344cm)">
          <text:p text:style-name="P2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5cm" svg:height="0.5cm" draw:transform="rotate (-0.00139626340278134) translate (10.001cm 20cm)">
          <text:p text:style-name="P2"><text:span text:style-name="T1">sla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abien</meta:initial-creator>
    <meta:creation-date>2008-03-14T17:52:10</meta:creation-date>
    <dc:creator>Fabien Marteau</dc:creator>
    <dc:date>2009-03-06T10:50:35</dc:date>
    <meta:editing-cycles>10</meta:editing-cycles>
    <meta:editing-duration>PT4H12M57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